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8"/>
    <style:style style:name="co1" style:family="table-column">
      <style:table-column-properties fo:break-before="auto" style:column-width="2.81516666666667cm" style:use-optimal-column-width="true"/>
    </style:style>
    <style:style style:name="co2" style:family="table-column">
      <style:table-column-properties fo:break-before="auto" style:column-width="1.94733333333333cm" style:use-optimal-column-width="true"/>
    </style:style>
    <style:style style:name="co3" style:family="table-column">
      <style:table-column-properties fo:break-before="auto" style:column-width="1.524cm" style:use-optimal-column-width="true"/>
    </style:style>
    <style:style style:name="co4" style:family="table-column">
      <style:table-column-properties fo:break-before="auto" style:column-width="1.4181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1_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AudioStick B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CB Version</text:p>
          </table:table-cell>
          <table:table-cell office:value-type="float" office:value="1" table:style-name="ce3">
            <text:p>1.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signator(s)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Code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Angus Logan</meta:initial-creator>
    <dc:creator>Angus Logan</dc:creator>
    <meta:creation-date>2019-06-14T13:07:43Z</meta:creation-date>
    <dc:date>2019-06-14T13:09:45Z</dc:date>
  </office:meta>
</office:document-meta>
</file>